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00" draw:fill-color="#ffffff" draw:textarea-horizontal-align="justify" draw:textarea-vertical-align="middle" draw:auto-grow-height="false" fo:min-height="1.07cm" fo:min-width="0.786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2.29cm" fo:min-width="4.58cm"/>
      <style:paragraph-properties style:writing-mode="lr-tb"/>
    </style:style>
    <style:style style:name="gr4" style:family="graphic" style:parent-style-name="objectwithoutfill">
      <style:graphic-properties svg:stroke-color="#000000" draw:marker-end="Arrowheads_20_1" draw:marker-end-width="0.3cm" draw:fill="none" draw:textarea-vertical-align="middle"/>
    </style:style>
    <style:style style:name="gr5" style:family="graphic" style:parent-style-name="objectwithoutfill">
      <style:graphic-properties svg:stroke-color="#000000" draw:fill="none" draw:textarea-vertical-align="middle"/>
    </style:style>
    <style:style style:name="gr6" style:family="graphic" style:parent-style-name="objectwithoutfill">
      <style:graphic-properties svg:stroke-color="#000000" draw:marker-end="Arrowheads_20_2" draw:marker-end-width="0.3cm" draw:fill="none" draw:textarea-vertical-align="middle"/>
    </style:style>
    <style:style style:name="gr7" style:family="graphic" style:parent-style-name="objectwithoutfill">
      <style:graphic-properties svg:stroke-color="#000000" draw:marker-end="Arrowheads_20_3" draw:marker-end-width="0.3cm" draw:fill="none" draw:textarea-vertical-align="middle"/>
    </style:style>
    <style:style style:name="gr8" style:family="graphic" style:parent-style-name="standard">
      <style:graphic-properties draw:stroke="none" draw:fill="none" fo:min-height="0.79cm"/>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546cm" fo:min-width="1.296cm"/>
      <style:paragraph-properties style:writing-mode="lr-tb"/>
    </style:style>
    <style:style style:name="gr10" style:family="graphic" style:parent-style-name="objectwithoutfill">
      <style:graphic-properties draw:marker-end="Arrowheads_20_4" draw:marker-end-width="0.3cm" draw:fill="none"/>
    </style:style>
    <style:style style:name="gr11" style:family="graphic" style:parent-style-name="standard">
      <style:graphic-properties draw:stroke="none" draw:fill="none"/>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outline1">
      <style:graphic-properties fo:min-height="9.135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text-properties fo:font-size="20pt"/>
    </style:style>
    <style:style style:name="P2" style:family="paragraph">
      <loext:graphic-properties draw:fill-color="#ffffff"/>
    </style:style>
    <style:style style:name="P3" style:family="paragraph">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text-align="center" style:writing-mode="lr-tb"/>
      <style:text-properties fo:font-size="10pt" style:font-size-asian="10pt" style:font-size-complex="10pt"/>
    </style:style>
    <style:style style:name="P6" style:family="paragraph">
      <loext:graphic-properties draw:fill-color="#ffffff"/>
      <style:paragraph-properties fo:text-align="center" style:writing-mode="lr-tb"/>
      <style:text-properties fo:font-size="10pt" style:font-size-asian="10pt" style:font-size-complex="10pt"/>
    </style:style>
    <style:style style:name="P7" style:family="paragraph">
      <style:paragraph-properties fo:text-align="center" style:writing-mode="lr-tb"/>
    </style:style>
    <style:style style:name="P8" style:family="paragraph">
      <loext:graphic-properties draw:fill-color="#ffffff"/>
      <style:paragraph-properties fo:text-align="center" style:writing-mode="lr-tb"/>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style:paragraph-properties fo:text-align="center" style:writing-mode="lr-tb"/>
      <style:text-properties fo:font-size="14pt" style:font-size-asian="14pt" style:font-size-complex="14pt"/>
    </style:style>
    <style:style style:name="P12" style:family="paragraph">
      <style:paragraph-properties fo:text-align="center" style:writing-mode="lr-tb"/>
      <style:text-properties fo:font-size="10pt" style:font-size-asian="15pt" style:font-size-complex="15pt"/>
    </style:style>
    <style:style style:name="P13" style:family="paragraph">
      <loext:graphic-properties draw:fill="none"/>
      <style:paragraph-properties style:writing-mode="lr-tb"/>
    </style:style>
    <style:style style:name="P14" style:family="paragraph">
      <style:paragraph-properties fo:text-align="center" style:writing-mode="lr-tb"/>
      <style:text-properties fo:font-size="10.5pt" style:font-size-asian="12pt" style:font-size-complex="12pt"/>
    </style:style>
    <style:style style:name="P15" style:family="paragraph">
      <loext:graphic-properties draw:fill-color="#ffffff"/>
      <style:paragraph-properties fo:text-align="center" style:writing-mode="lr-tb"/>
      <style:text-properties fo:font-size="10.5pt" style:font-size-asian="12pt" style:font-size-complex="12pt"/>
    </style:style>
    <style:style style:name="P16" style:family="paragraph">
      <loext:graphic-properties draw:fill="none"/>
    </style:style>
    <style:style style:name="P17" style:family="paragraph">
      <loext:graphic-properties draw:fill="none"/>
      <style:paragraph-properties style:writing-mode="lr-tb"/>
      <style:text-properties fo:font-size="12pt" style:font-size-asian="12pt" style:font-size-complex="12pt"/>
    </style:style>
    <style:style style:name="P18" style:family="paragraph">
      <loext:graphic-properties draw:fill-color="#ffffff"/>
      <style:paragraph-properties style:writing-mode="lr-t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4pt" style:font-size-asian="14pt" style:font-size-complex="14pt"/>
    </style:style>
    <style:style style:name="T4" style:family="text">
      <style:text-properties fo:font-size="10pt" style:font-size-asian="15pt" style:font-size-complex="15pt"/>
    </style:style>
    <style:style style:name="T5" style:family="text">
      <style:text-properties fo:font-size="10.5pt" style:font-size-asian="12pt" style:font-size-complex="12pt"/>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1.4cm" svg:y="0.628cm" presentation:class="title">
          <draw:text-box>
            <text:p>Decentralizing DEX aggregation</text:p>
          </draw:text-box>
        </draw:frame>
        <presentation:notes draw:style-name="dp1">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2.629cm" svg:x="1.4cm" svg:y="0.628cm" presentation:class="title">
          <draw:text-box>
            <text:p>Content</text:p>
          </draw:text-box>
        </draw:frame>
        <draw:frame presentation:style-name="pr3" draw:layer="layout" svg:width="25.199cm" svg:height="9.134cm" svg:x="1.4cm" svg:y="3.685cm" presentation:class="outline" presentation:user-transformed="true">
          <draw:text-box>
            <text:list text:style-name="L2">
              <text:list-item>
                <text:p>Current L </text:p>
              </text:list-item>
              <text:list-item>
                <text:p>The Problem</text:p>
              </text:list-item>
              <text:list-item>
                <text:p><text:s/>The Solutio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2.629cm" svg:x="1.4cm" svg:y="0.628cm" presentation:class="title">
          <draw:text-box>
            <text:p>The Problem</text:p>
          </draw:text-box>
        </draw:frame>
        <draw:frame presentation:style-name="pr3" draw:layer="layout" svg:width="25.199cm" svg:height="9.134cm" svg:x="1.4cm" svg:y="3.685cm" presentation:class="outline" presentation:user-transformed="true">
          <draw:text-box>
            <text:list text:style-name="L3">
              <text:list-item>
                <text:p>1) Composability is lost</text:p>
              </text:list-item>
              <text:list-item>
                <text:p>2) Permissionlessnes is lost</text:p>
                <text:list>
                  <text:list-item>
                    <text:p><text:span text:style-name="T1">Terciary Effects: </text:span></text:p>
                  </text:list-item>
                  <text:list-item>
                    <text:p>New DEXes can’t compete if not considered by 1inch and co. (Personal conversation with DEX founders)</text:p>
                  </text:list-item>
                  <text:list-item>
                    <text:p>Decrease in transparency (why a route was chosen is only known to the aggregator)</text:p>
                  </text:list-item>
                  <text:list-item>
                    <text:p>We once again have a middle man with own interests who will charge traders/LPs fees in order to provide their services. The fees are taken in obfoscuted ways. Examples are <text:tab/>- Taking a % of any arbitrage found (what return value is considered to be above market value is up to the discression of the aggregator).</text:p>
                  </text:list-item>
                  <text:list-item>
                    <text:p>Creating own liquidity pools and prioritizing them when creating the order routes, even if the price is not the best one on the market. (Although it doesn’t seem like this is currently occurring, DEXes like 1inch and Paraswap have already setup their own liquidity pools through which they trade. These are currently incentivized via token rewards, but once these seize to exist it seems natural that these pools will be prioritized by their order routing algorithms. </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2.629cm" svg:x="1.4cm" svg:y="0.628cm" presentation:class="title">
          <draw:text-box>
            <text:p>The Solution</text:p>
          </draw:text-box>
        </draw:frame>
        <draw:frame presentation:style-name="pr3" draw:layer="layout" svg:width="25.199cm" svg:height="9.134cm" svg:x="1.4cm" svg:y="3.685cm" presentation:class="outline">
          <draw:text-box>
            <text:list text:style-name="L3">
              <text:list-item>
                <text:p>Mention CowSwap as a great approach and first step (But also no composability (atomic transactions) and e.g. downtime event)</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2.629cm" svg:x="1.4cm" svg:y="0.628cm" presentation:class="title">
          <draw:text-box>
            <text:p>ToDo</text:p>
          </draw:text-box>
        </draw:frame>
        <draw:frame presentation:style-name="pr3" draw:layer="layout" svg:width="25.199cm" svg:height="9.134cm" svg:x="1.4cm" svg:y="3.685cm" presentation:class="outline" presentation:user-transformed="true">
          <draw:text-box>
            <text:list text:style-name="L3">
              <text:list-item>
                <text:p>Integrate ~10 DEXes coming to StarkNet</text:p>
                <text:list>
                  <text:list-header>
                    <text:p>(Currently of the 5 that are live on testnet, 4 are integrated)</text:p>
                  </text:list-header>
                </text:list>
              </text:list-item>
              <text:list-item>
                <text:p>Build more robust/efficient and diverse aggregation algorithms</text:p>
              </text:list-item>
              <text:list-item>
                <text:p>Create a Framework that allows individuals to easily and permissionlessly create and add their own solvers</text:p>
              </text:list-item>
              <text:list-item>
                <text:p>Migrate website to → IPFS</text:p>
              </text:list-item>
              <text:list-item>
                <text:p>Migrate contract ownership to a set of diverse and but relevant parties</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text-style-name="P3" draw:layer="layout" svg:width="25.199cm" svg:height="2.629cm" svg:x="1.4cm" svg:y="0.628cm" presentation:class="title">
          <draw:text-box>
            <text:p text:style-name="P3">Protocol Pitch</text:p>
          </draw:text-box>
        </draw:frame>
        <draw:frame presentation:style-name="pr4" draw:text-style-name="P3" draw:layer="layout" svg:width="25.199cm" svg:height="9.134cm" svg:x="1.4cm" svg:y="3.685cm" presentation:class="outline">
          <draw:text-box>
            <text:list text:style-name="L3">
              <text:list-item>
                <text:p text:style-name="P3">Aggregators are inherently a good force. → aggregating liquidity.</text:p>
              </text:list-item>
              <text:list-item>
                <text:p text:style-name="P3">Off-chain aggregators are incentivized to form own DEX.</text:p>
              </text:list-item>
              <text:list-item>
                <text:p text:style-name="P3">Why is that bad? We want diverse approaches in governance as well as technical execution. <text:s text:c="3"/></text:p>
              </text:list-item>
              <text:list-item>
                <text:p text:style-name="P3">Order routing is very valuable.</text:p>
              </text:list-item>
              <text:list-item>
                <text:p text:style-name="P3">Our solution is a fully on-chain aggregator controlled by all DEXes. </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draw:custom-shape draw:style-name="gr2" draw:text-style-name="P6" draw:layer="layout" svg:width="2.57cm" svg:height="2.64cm" svg:x="17.481cm" svg:y="7.05cm">
          <text:p text:style-name="P5"><text:span text:style-name="T2">Is Vetoed?</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 draw:text-style-name="P8" draw:layer="layout" svg:width="5.08cm" svg:height="2.54cm" svg:x="10.43cm" svg:y="7.108cm">
          <text:p text:style-name="P7">Time Lock</text:p>
          <text:p text:style-name="P7">Contract</text:p>
          <draw:enhanced-geometry svg:viewBox="0 0 21600 21600" draw:type="rectangle" draw:enhanced-path="M 0 0 L 21600 0 21600 21600 0 21600 0 0 Z N"/>
        </draw:custom-shape>
        <draw:line draw:style-name="gr4" draw:text-style-name="P9" draw:layer="layout" svg:x1="5.851cm" svg:y1="8.455cm" svg:x2="10.296cm" svg:y2="8.455cm">
          <text:p/>
        </draw:line>
        <draw:frame presentation:style-name="pr4" draw:text-style-name="P11" draw:layer="layout" svg:width="5.849cm" svg:height="2.024cm" svg:x="4.481cm" svg:y="6.766cm" presentation:class="outline" presentation:user-transformed="true">
          <draw:text-box>
            <text:list text:style-name="L3">
              <text:list-header>
                <text:p text:style-name="P10"><text:span text:style-name="T3">A contract upgrade can be initiated with 30% of the token supply</text:span></text:p>
              </text:list-header>
            </text:list>
          </draw:text-box>
        </draw:frame>
        <draw:frame presentation:style-name="pr4" draw:text-style-name="P12" draw:layer="layout" svg:width="5.01cm" svg:height="2.024cm" svg:x="15.746cm" svg:y="8.036cm" presentation:class="outline" presentation:user-transformed="true">
          <draw:text-box>
            <text:list text:style-name="L3">
              <text:list-header>
                <text:p text:style-name="P10"><text:span text:style-name="T4">Is Upgrade </text:span><text:span text:style-name="T4"><text:line-break/></text:span><text:span text:style-name="T4">Vetoed?</text:span></text:p>
              </text:list-header>
            </text:list>
          </draw:text-box>
        </draw:frame>
        <draw:line draw:style-name="gr5" draw:text-style-name="P9" draw:layer="layout" svg:x1="15.51cm" svg:y1="8.355cm" svg:x2="17.451cm" svg:y2="8.355cm">
          <text:p/>
        </draw:line>
        <draw:line draw:style-name="gr5" draw:text-style-name="P9" draw:layer="layout" svg:x1="18.751cm" svg:y1="5.045cm" svg:x2="18.752cm" svg:y2="7.05cm">
          <text:p/>
        </draw:line>
        <draw:line draw:style-name="gr5" draw:text-style-name="P9" draw:layer="layout" svg:x1="18.786cm" svg:y1="11.964cm" svg:x2="18.786cm" svg:y2="9.703cm">
          <text:p/>
        </draw:line>
        <draw:line draw:style-name="gr6" draw:text-style-name="P9" draw:layer="layout" svg:x1="18.752cm" svg:y1="5.05cm" svg:x2="21.926cm" svg:y2="5.05cm">
          <text:p/>
        </draw:line>
        <draw:line draw:style-name="gr5" draw:text-style-name="P9" draw:layer="layout" svg:x1="18.778cm" svg:y1="11.965cm" svg:x2="7.856cm" svg:y2="11.965cm">
          <text:p/>
        </draw:line>
        <draw:line draw:style-name="gr7" draw:text-style-name="P9" draw:layer="layout" svg:x1="7.856cm" svg:y1="11.965cm" svg:x2="7.856cm" svg:y2="8.89cm">
          <text:p/>
        </draw:line>
        <draw:frame draw:style-name="gr8" draw:text-style-name="P13" draw:layer="layout" svg:width="2.297cm" svg:height="1.04cm" svg:x="18.094cm" svg:y="5.515cm">
          <draw:text-box>
            <text:p><text:span text:style-name="T4">No</text:span></text:p>
          </draw:text-box>
        </draw:frame>
        <draw:frame draw:style-name="gr8" draw:text-style-name="P13" draw:layer="layout" svg:width="2.297cm" svg:height="1.04cm" svg:x="18.194cm" svg:y="10.39cm">
          <draw:text-box>
            <text:p><text:span text:style-name="T4">Yes</text:span></text:p>
          </draw:text-box>
        </draw:frame>
        <draw:custom-shape draw:style-name="gr9" draw:text-style-name="P15" draw:layer="layout" svg:width="2.54cm" svg:height="2.54cm" svg:x="11.666cm" svg:y="1.905cm">
          <text:p text:style-name="P14"><text:span text:style-name="T5">Token Holder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6" draw:layer="layout" svg:x1="12.936cm" svg:y1="4.545cm" svg:x2="12.936cm" svg:y2="7.085cm">
          <text:p/>
        </draw:line>
        <draw:frame draw:style-name="gr11" draw:text-style-name="P13" draw:layer="layout" svg:width="4.274cm" svg:height="1.27cm" svg:x="21.761cm" svg:y="4.375cm">
          <draw:text-box>
            <text:p><text:span text:style-name="T3">Trigger Contract </text:span></text:p>
            <text:p><text:span text:style-name="T3">Code Update</text:span></text:p>
          </draw:text-box>
        </draw:frame>
        <draw:frame draw:style-name="gr11" draw:text-style-name="P13" draw:layer="layout" svg:width="4.909cm" svg:height="1.17cm" svg:x="10.602cm" svg:y="12.165cm">
          <draw:text-box>
            <text:p><text:span text:style-name="T3">Prevent another proposal for X days</text:span></text:p>
          </draw:text-box>
        </draw:frame>
        <draw:frame draw:style-name="gr11" draw:text-style-name="P17" draw:layer="layout" svg:width="4.909cm" svg:height="1.17cm" svg:x="12.836cm" svg:y="5.18cm">
          <draw:text-box>
            <text:p><text:span text:style-name="T6">A contract upgrade can be vetoed if &gt;30% of the token supply votes against it.</text:span></text:p>
          </draw:text-box>
        </draw:frame>
        <draw:custom-shape draw:style-name="gr9" draw:text-style-name="P15" draw:layer="layout" svg:width="2.54cm" svg:height="2.54cm" svg:x="3.276cm" svg:y="7.185cm">
          <text:p text:style-name="P14"><text:span text:style-name="T5">Token Holder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7" presentation:class="page"/>
          <draw:frame presentation:style-name="pr2" draw:text-style-name="P1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text-style-name="P3" draw:layer="layout" svg:width="25.199cm" svg:height="2.629cm" svg:x="1.4cm" svg:y="0.628cm" presentation:class="title">
          <draw:text-box>
            <text:p>Issue with standard ERC20 Tokens</text:p>
          </draw:text-box>
        </draw:frame>
        <draw:frame presentation:style-name="pr3" draw:text-style-name="P3" draw:layer="layout" svg:width="25.199cm" svg:height="9.134cm" svg:x="1.4cm" svg:y="3.685cm" presentation:class="outline">
          <draw:text-box>
            <text:list text:style-name="L3">
              <text:list-header>
                <text:p>Long term the token is transferred to more and more different people who will likely not participate in governance or that should not have a say in governance (Due to conflicting interests or lack of qualification). Further more mechanisms like LP-pools and collateral depositing take even more tokens out of active governance participation.</text:p>
              </text:list-header>
            </text:list>
          </draw:text-box>
        </draw:frame>
        <presentation:notes draw:style-name="dp2">
          <draw:page-thumbnail draw:style-name="gr1" draw:layer="layout" svg:width="19.798cm" svg:height="11.136cm" svg:x="0.6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text-style-name="P3" draw:layer="layout" svg:width="25.199cm" svg:height="2.629cm" svg:x="1.4cm" svg:y="0.628cm" presentation:class="title">
          <draw:text-box>
            <text:p>Token Features</text:p>
          </draw:text-box>
        </draw:frame>
        <draw:frame presentation:style-name="pr3" draw:text-style-name="P3" draw:layer="layout" svg:width="25.199cm" svg:height="10.92cm" svg:x="1.4cm" svg:y="3.685cm" presentation:class="outline" presentation:user-transformed="true">
          <draw:text-box>
            <text:list text:style-name="L3">
              <text:list-item>
                <text:p>ERC20 interface</text:p>
              </text:list-item>
              <text:list-item>
                <text:p>Transfers can only be send to a whitelisted list of addresses (which includes an auction contract)</text:p>
                <text:p>------------------------------------------------------</text:p>
                <text:p>The wanted effect is that only specified actors can hold the tokens but are free to sell or transfer them to other actors that are also whitelisted.</text:p>
                <text:p>------------------------------------------------------</text:p>
              </text:list-item>
              <text:list-item>
                <text:p>Token holders can vote to add/remove whitelisted addresses</text:p>
              </text:list-item>
              <text:list-item>
                <text:p>Token holders can change required number of votes to</text:p>
                <text:list>
                  <text:list-item>
                    <text:p>To change the whitelist</text:p>
                  </text:list-item>
                  <text:list-item>
                    <text:p>Propose protocol upgrades</text:p>
                  </text:list-item>
                  <text:list-item>
                    <text:p>Veto protocol upgrades</text:p>
                  </text:list-item>
                </text:list>
                <text:p>----------------------------------------------------</text:p>
                <text:p>I cannot expect the initial configuration to be perfect. Therefore the later owners should be able to adapt the configurations. Additional DEXes and other relevant protocols might enter at a later point. Therefore the whitelist needs to be adjustable. </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text-style-name="P3" draw:layer="layout" svg:width="25.199cm" svg:height="2.629cm" svg:x="1.4cm" svg:y="0.628cm" presentation:class="title" presentation:user-transformed="true">
          <draw:text-box>
            <text:p>Initital Token Distribution</text:p>
          </draw:text-box>
        </draw:frame>
        <draw:frame presentation:style-name="pr3" draw:text-style-name="P3" draw:layer="layout" svg:width="25.199cm" svg:height="9.134cm" svg:x="1.4cm" svg:y="3.685cm" presentation:class="outline">
          <draw:text-box>
            <text:list text:style-name="L3">
              <text:list-item>
                <text:p>DEXes 30%</text:p>
              </text:list-item>
              <text:list-item>
                <text:p>Other Protocols 30%</text:p>
                <text:list>
                  <text:list-item>
                    <text:p>That utilize routing (E.g. Maker, Yagi and other Index/Vault DAOs)</text:p>
                  </text:list-item>
                </text:list>
              </text:list-item>
              <text:list-item>
                <text:p>Adeptus Digitales 30%</text:p>
              </text:list-item>
              <text:list-item>
                <text:p>Algorithm Devs 10%</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2cm" draw:marker-start-center="false" draw:marker-end-width="0.2cm" draw:marker-end-center="false" draw:fill="solid" draw:fill-color="#ffffff" draw:textarea-horizontal-align="justify" draw:textarea-vertical-align="middle" draw:auto-grow-height="false" fo:min-height="2.444cm" fo:min-width="2.194cm"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9-10T17:28:47.880880859</meta:creation-date>
    <dc:date>2022-11-02T17:15:32.388592105</dc:date>
    <meta:editing-duration>PT33M58S</meta:editing-duration>
    <meta:editing-cycles>9</meta:editing-cycles>
    <meta:generator>LibreOffice/7.3.6.2$Linux_X86_64 LibreOffice_project/30$Build-2</meta:generator>
    <meta:document-statistic meta:object-count="77"/>
  </office:meta>
</office:document-meta>
</file>